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3333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solid" draw:fill-color="#000000" draw:textarea-vertical-align="middle"/>
    </style:style>
    <style:style style:name="gr4" style:family="graphic" style:parent-style-name="standard">
      <style:graphic-properties svg:stroke-color="#000000" draw:fill="solid" draw:fill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standard">
      <style:graphic-properties draw:stroke="none" svg:stroke-color="#000000" draw:fill="none" draw:fill-color="#ffffff" fo:min-height="0.254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889cm" svg:height="0.889cm" svg:x="4.81cm" svg:y="1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6.969cm" svg:y="1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9.001cm" svg:y="11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12.557cm" svg:y="1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508cm" svg:height="3.289cm" svg:x="3.159cm" svg:y="10.7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508cm" svg:height="3.429cm" svg:x="14.851cm" svg:y="10.579cm">
          <text:p/>
          <draw:enhanced-geometry svg:viewBox="0 0 21600 21600" draw:type="rectangle" draw:enhanced-path="M 0 0 L 21600 0 21600 21600 0 21600 0 0 Z N"/>
        </draw:custom-shape>
        <draw:polyline draw:style-name="gr3" draw:text-style-name="P1" xml:id="id1" draw:id="id1" draw:layer="layout" svg:width="0.615cm" svg:height="0.436cm" draw:transform="skewX (0.678584013175395) rotate (1.12695909801274) translate (4.068cm 12.4284cm)" svg:viewBox="0 0 616 437" draw:points="0,0 169,0 167,218 449,219 447,437 616,437">
          <text:p/>
        </draw:polyline>
        <draw:connector draw:style-name="gr4" draw:text-style-name="P1" draw:layer="layout" svg:x1="4.068cm" svg:y1="12.403cm" svg:x2="3.667cm" svg:y2="12.436cm" draw:start-shape="id1" draw:start-glue-point="3" draw:end-shape="id2" draw:end-glue-point="1" svg:d="M4068 12403h-200v33h-201" svg:viewBox="0 0 402 34">
          <text:p/>
        </draw:connector>
        <draw:connector draw:style-name="gr4" draw:text-style-name="P1" draw:layer="layout" svg:x1="4.576cm" svg:y1="12.403cm" svg:x2="4.81cm" svg:y2="12.378cm" draw:start-shape="id1" draw:start-glue-point="1" draw:end-shape="id3" draw:end-glue-point="6" svg:d="M4576 12403h117v-25h117" svg:viewBox="0 0 235 26">
          <text:p/>
        </draw:connector>
        <draw:polyline draw:style-name="gr3" draw:text-style-name="P1" xml:id="id4" draw:id="id4" draw:layer="layout" svg:width="0.615cm" svg:height="0.436cm" draw:transform="skewX (0.678584013175395) rotate (1.12695909801274) translate (13.961cm 12.3284cm)" svg:viewBox="0 0 616 437" draw:points="0,0 169,0 167,218 449,219 447,437 616,437">
          <text:p/>
        </draw:polyline>
        <draw:connector draw:style-name="gr4" draw:text-style-name="P1" draw:layer="layout" svg:x1="13.961cm" svg:y1="12.303cm" svg:x2="13.446cm" svg:y2="12.328cm" draw:start-shape="id4" draw:start-glue-point="3" draw:end-shape="id5" draw:end-glue-point="10" svg:d="M13961 12303h-257v25h-258" svg:viewBox="0 0 516 26">
          <text:p/>
        </draw:connector>
        <draw:connector draw:style-name="gr4" draw:text-style-name="P1" draw:layer="layout" svg:x1="14.469cm" svg:y1="12.303cm" svg:x2="14.851cm" svg:y2="12.293cm" draw:start-shape="id4" draw:start-glue-point="1" draw:end-shape="id6" draw:end-glue-point="3" svg:d="M14469 12303h191v-10h191" svg:viewBox="0 0 383 11">
          <text:p/>
        </draw:connector>
        <draw:polyline draw:style-name="gr3" draw:text-style-name="P1" xml:id="id7" draw:id="id7" draw:layer="layout" svg:width="0.615cm" svg:height="0.436cm" draw:transform="skewX (0.678584013175395) rotate (1.12695909801274) translate (6.087cm 12.4554cm)" svg:viewBox="0 0 616 437" draw:points="0,0 169,0 167,218 449,219 447,437 616,437">
          <text:p/>
        </draw:polyline>
        <draw:connector draw:style-name="gr4" draw:text-style-name="P1" draw:layer="layout" svg:x1="6.087cm" svg:y1="12.43cm" svg:x2="5.699cm" svg:y2="12.378cm" draw:start-shape="id7" draw:start-glue-point="3" draw:end-shape="id3" draw:end-glue-point="10" svg:d="M6087 12430h-194v-52h-194" svg:viewBox="0 0 389 53">
          <text:p/>
        </draw:connector>
        <draw:connector draw:style-name="gr4" draw:text-style-name="P1" draw:layer="layout" svg:x1="6.595cm" svg:y1="12.43cm" svg:x2="6.969cm" svg:y2="12.353cm" draw:start-shape="id7" draw:start-glue-point="1" draw:end-shape="id8" draw:end-glue-point="6" svg:d="M6595 12430h187v-77h187" svg:viewBox="0 0 375 78">
          <text:p/>
        </draw:connector>
        <draw:polyline draw:style-name="gr3" draw:text-style-name="P1" xml:id="id9" draw:id="id9" draw:layer="layout" svg:width="0.615cm" svg:height="0.436cm" draw:transform="skewX (0.678584013175395) rotate (1.12695909801274) translate (8.159cm 12.4284cm)" svg:viewBox="0 0 616 437" draw:points="0,0 169,0 167,218 449,219 447,437 616,437">
          <text:p/>
        </draw:polyline>
        <draw:connector draw:style-name="gr4" draw:text-style-name="P1" draw:layer="layout" svg:x1="8.159cm" svg:y1="12.403cm" svg:x2="7.858cm" svg:y2="12.353cm" draw:start-shape="id9" draw:start-glue-point="3" draw:end-shape="id8" draw:end-glue-point="10" svg:d="M8159 12403h-150v-50h-151" svg:viewBox="0 0 302 51">
          <text:p/>
        </draw:connector>
        <draw:connector draw:style-name="gr4" draw:text-style-name="P1" draw:layer="layout" svg:x1="8.667cm" svg:y1="12.403cm" svg:x2="9.001cm" svg:y2="12.341cm" draw:start-shape="id9" draw:start-glue-point="1" draw:end-shape="id10" draw:end-glue-point="6" svg:d="M8667 12403h167v-62h167" svg:viewBox="0 0 335 63">
          <text:p/>
        </draw:connector>
        <draw:frame draw:style-name="gr5" draw:layer="layout" svg:width="1.524cm" svg:height="0.962cm" svg:x="10.602cm" svg:y="11.739cm">
          <draw:text-box>
            <text:p>...</text:p>
          </draw:text-box>
        </draw:frame>
        <draw:frame draw:style-name="gr6" draw:layer="layout" svg:width="1.016cm" svg:height="0.962cm" svg:x="4.783cm" svg:y="11.822cm">
          <draw:text-box>
            <text:p>m</text:p>
          </draw:text-box>
        </draw:frame>
        <draw:frame draw:style-name="gr6" draw:layer="layout" svg:width="1.016cm" svg:height="0.962cm" svg:x="6.969cm" svg:y="11.795cm">
          <draw:text-box>
            <text:p>m</text:p>
          </draw:text-box>
        </draw:frame>
        <draw:frame draw:style-name="gr6" draw:layer="layout" svg:width="1.016cm" svg:height="0.962cm" svg:x="9.001cm" svg:y="11.795cm">
          <draw:text-box>
            <text:p>m</text:p>
          </draw:text-box>
        </draw:frame>
        <draw:frame draw:style-name="gr6" draw:layer="layout" svg:width="1.016cm" svg:height="0.962cm" svg:x="12.557cm" svg:y="11.795cm">
          <draw:text-box>
            <text:p>m</text:p>
          </draw:text-box>
        </draw:frame>
        <draw:frame draw:style-name="gr6" draw:layer="layout" svg:width="1.016cm" svg:height="0.962cm" svg:x="13.827cm" svg:y="11.341cm">
          <draw:text-box>
            <text:p>k</text:p>
          </draw:text-box>
        </draw:frame>
        <draw:frame draw:style-name="gr6" draw:layer="layout" svg:width="1.016cm" svg:height="0.962cm" svg:x="3.921cm" svg:y="11.468cm">
          <draw:text-box>
            <text:p>k</text:p>
          </draw:text-box>
        </draw:frame>
        <draw:frame draw:style-name="gr7" draw:layer="layout" svg:width="1.016cm" svg:height="0.962cm" svg:x="5.953cm" svg:y="11.414cm">
          <draw:text-box>
            <text:p>k</text:p>
          </draw:text-box>
        </draw:frame>
        <draw:frame draw:style-name="gr7" draw:layer="layout" svg:width="1.016cm" svg:height="0.962cm" svg:x="7.985cm" svg:y="11.414cm">
          <draw:text-box>
            <text:p>k</text:p>
          </draw:text-box>
        </draw:frame>
        <draw:frame draw:style-name="gr8" draw:layer="layout" svg:width="1.016cm" svg:height="0.962cm" svg:x="4.81cm" svg:y="12.811cm">
          <draw:text-box>
            <text:p>1</text:p>
          </draw:text-box>
        </draw:frame>
        <draw:frame draw:style-name="gr8" draw:layer="layout" svg:width="1.016cm" svg:height="0.962cm" svg:x="6.969cm" svg:y="12.811cm">
          <draw:text-box>
            <text:p>2</text:p>
          </draw:text-box>
        </draw:frame>
        <draw:frame draw:style-name="gr8" draw:layer="layout" svg:width="1.016cm" svg:height="0.962cm" svg:x="9.001cm" svg:y="12.811cm">
          <draw:text-box>
            <text:p>3</text:p>
          </draw:text-box>
        </draw:frame>
        <draw:frame draw:style-name="gr8" draw:layer="layout" svg:width="1.016cm" svg:height="0.962cm" svg:x="12.557cm" svg:y="12.738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4T11:41:45.792299162</meta:creation-date>
    <dc:date>2015-02-14T11:57:22.329415455</dc:date>
    <meta:editing-duration>PT25S</meta:editing-duration>
    <meta:editing-cycles>1</meta:editing-cycles>
    <meta:document-statistic meta:object-count="31"/>
    <meta:generator>LibreOffice/4.2.7.2$Linux_X86_64 LibreOffice_project/420m0$Build-2</meta:generator>
  </office:meta>
</office:document-meta>
</file>